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function<text:s/>agregarTarea()<text:s/>{<text:s/></text:span><text:span text:style-name="T1_2"><text:line-break/></text:span><text:span text:style-name="T1_3"> const<text:s/>entrada<text:s/>=<text:s/>document.getElementById("nueva-tarea");<text:s/></text:span><text:span text:style-name="T1_4"><text:line-break/></text:span><text:span text:style-name="T1_5"> const<text:s/>texto<text:s/>=<text:s/>entrada.value.trim();<text:s/></text:span><text:span text:style-name="T1_6"><text:line-break/></text:span><text:span text:style-name="T1_7"> if<text:s/>(texto<text:s/>===<text:s/>"")<text:s/>return;<text:s/></text:span><text:span text:style-name="T1_8"><text:line-break/></text:span><text:span text:style-name="T1_9"><text:line-break/></text:span><text:span text:style-name="T1_10"> const<text:s/>li<text:s/>=<text:s/>document.createElement("li");<text:s/></text:span><text:span text:style-name="T1_11"><text:line-break/></text:span><text:span text:style-name="T1_12"> li.textContent<text:s/>=<text:s/>texto;<text:s/></text:span><text:span text:style-name="T1_13"><text:line-break/></text:span><text:span text:style-name="T1_14"><text:line-break/></text:span><text:span text:style-name="T1_15"> const<text:s/>boton<text:s/>=<text:s/>document.createElement("button");<text:s/></text:span><text:span text:style-name="T1_16"><text:line-break/></text:span><text:span text:style-name="T1_17"> boton.textContent<text:s/>=<text:s/>"Eliminar";<text:s/></text:span><text:span text:style-name="T1_18"><text:line-break/></text:span><text:span text:style-name="T1_19"> boton.onclick<text:s/>=<text:s/>()<text:s/>=&gt;<text:s/>li.remove();<text:s/></text:span><text:span text:style-name="T1_20"><text:line-break/></text:span><text:span text:style-name="T1_21"><text:line-break/></text:span><text:span text:style-name="T1_22"> li.appendChild(boton);<text:s/></text:span><text:span text:style-name="T1_23"><text:line-break/></text:span><text:span text:style-name="T1_24"> document.getElementById("lista-tareas").appendChild(li);<text:s/></text:span><text:span text:style-name="T1_25"><text:line-break/></text:span><text:span text:style-name="T1_26"><text:line-break/></text:span><text:span text:style-name="T1_27"> entrada.value<text:s/>=<text:s/>"";<text:s/></text:span><text:span text:style-name="T1_28"><text:line-break/></text:span><text:span text:style-name="T1_29">}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